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ext">
      <style:text-properties officeooo:rsid="00144cf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thma Management Report</text:p>
      <text:p text:style-name="Standard"/>
      <text:p text:style-name="Standard">Information:</text:p>
      <text:p text:style-name="Standard"/>
      <text:p text:style-name="Standard">Name: <text:span text:style-name="T1">Mukesh</text:span></text:p>
      <text:p text:style-name="Standard">Date of Birth: November 5, 1992</text:p>
      <text:p text:style-name="Standard">Gender: Female</text:p>
      <text:p text:style-name="Standard">Address: 789 Pine Lane, Villagetown, State, Zip Code</text:p>
      <text:p text:style-name="Standard">Contact Number: (555) 321-7890</text:p>
      <text:p text:style-name="Standard">Medical History:</text:p>
      <text:p text:style-name="Standard"/>
      <text:p text:style-name="Standard">Diagnosis: Asthma</text:p>
      <text:p text:style-name="Standard">Date of Diagnosis: March 15, 2010</text:p>
      <text:p text:style-name="Standard">Family History: No known family history of asthma</text:p>
      <text:p text:style-name="Standard">Other Medical Conditions: Allergic rhinitis</text:p>
      <text:p text:style-name="Standard">Recent Pulmonary Function Test (PFT) Results:</text:p>
      <text:p text:style-name="Standard"/>
      <text:p text:style-name="Standard">Forced Expiratory Volume in 1 second (FEV1):</text:p>
      <text:p text:style-name="Standard">FEV1: 80% of predicted (Normal range: &gt;80%)</text:p>
      <text:p text:style-name="Standard">Peak Expiratory Flow (PEF):</text:p>
      <text:p text:style-name="Standard">PEF: 400 L/min (Personal best: 420 L/min)</text:p>
      <text:p text:style-name="Standard">Current Medications:</text:p>
      <text:p text:style-name="Standard"/>
      <text:p text:style-name="Standard">Albuterol inhaler (as needed for rescue)</text:p>
      <text:p text:style-name="Standard">Fluticasone/Salmeterol inhaler 250/50 mcg, two puffs twice daily</text:p>
      <text:p text:style-name="Standard">Recommendations and Follow-up:</text:p>
      <text:p text:style-name="Standard">The patient is advised to continue using the prescribed maintenance inhaler regularly and keep the rescue inhaler on hand for acute symptoms. Regular follow-up appointments are scheduled every six months for ongoing assessment and adjustment of the treatment plan if necessary.</text:p>
      <text:p text:style-name="Standard"/>
      <text:p text:style-name="Standard">Lifestyle Recommendations:</text:p>
      <text:p text:style-name="Standard"/>
      <text:p text:style-name="Standard">Identify and avoid asthma triggers, such as allergens and irritants.</text:p>
      <text:p text:style-name="Standard">Have an asthma action plan and educate close contacts about emergency procedures.</text:p>
      <text:p text:style-name="Standard">Use the peak flow meter as directed to monitor lung function regularly.</text:p>
      <text:p text:style-name="Standard">Additional Notes:</text:p>
      <text:p text:style-name="Standard">The patient should report any changes in symptoms, the need for increased rescue inhaler use, or adverse effects to the healthcare team. This report is based on the information available as of [Date of Report]. For personalized medical advice, please consult with your healthcare provid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9:40:31.775499749</meta:creation-date>
    <dc:date>2023-11-24T09:43:06.337272144</dc:date>
    <meta:editing-duration>PT2M34S</meta:editing-duration>
    <meta:editing-cycles>2</meta:editing-cycles>
    <meta:generator>LibreOffice/7.3.7.2$Linux_X86_64 LibreOffice_project/30$Build-2</meta:generator>
    <meta:document-statistic meta:table-count="0" meta:image-count="0" meta:object-count="0" meta:page-count="1" meta:paragraph-count="28" meta:word-count="223" meta:character-count="1516" meta:non-whitespace-character-count="1321"/>
  </office:meta>
</office:document-meta>
</file>